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 style:font-pitch="variable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32cm"/>
    </style:style>
    <style:style style:name="co2" style:family="table-column">
      <style:table-column-properties fo:break-before="auto" style:column-width="6.264cm"/>
    </style:style>
    <style:style style:name="co3" style:family="table-column">
      <style:table-column-properties fo:break-before="auto" style:column-width="3.03cm"/>
    </style:style>
    <style:style style:name="co4" style:family="table-column">
      <style:table-column-properties fo:break-before="auto" style:column-width="21.636cm"/>
    </style:style>
    <style:style style:name="co5" style:family="table-column">
      <style:table-column-properties fo:break-before="auto" style:column-width="6.12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rl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Noto Sans Arabic" style:font-name-complex="Noto Sans Arabic"/>
    </style:style>
    <style:style style:name="ce2" style:family="table-cell" style:parent-style-name="Default">
      <style:text-properties style:font-name="Noto Sans Arabic" style:font-name-complex="Noto Sans Arabic"/>
    </style:style>
    <style:style style:name="ce3" style:family="table-cell" style:parent-style-name="Default">
      <style:text-properties style:text-outline="false" style:text-line-through-style="none" style:text-line-through-type="none" style:font-name="Noto Sans Arab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Arabic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1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Noto Sans Arabic" style:font-name-complex="Noto Sans Arabic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Noto Sans Arab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Arab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1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calcext:value-type="string">
            <text:p>نام نماینده</text:p>
          </table:table-cell>
          <table:table-cell office:value-type="string" calcext:value-type="string">
            <text:p>نام فروشگاه/شرکت</text:p>
          </table:table-cell>
          <table:table-cell office:value-type="string" calcext:value-type="string">
            <text:p>شهر</text:p>
          </table:table-cell>
          <table:table-cell office:value-type="string" calcext:value-type="string">
            <text:p>آدرس</text:p>
          </table:table-cell>
          <table:table-cell office:value-type="string" calcext:value-type="string">
            <text:p>شماره تماس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حسین فرجی سیس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خامنه</text:p>
          </table:table-cell>
          <table:table-cell office:value-type="string" calcext:value-type="string">
            <text:p>شهر خامنه، خیابان شیخ محمد خیابانی، کوچه‌ میرپنج ۲، پلاک ۶۱۶</text:p>
          </table:table-cell>
          <table:table-cell table:style-name="ce6" office:value-type="string" calcext:value-type="string">
            <text:p>۰۹۱۴۱۷۰۰۸۹۱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شهروز پیغانی</text:p>
          </table:table-cell>
          <table:table-cell office:value-type="string" calcext:value-type="string">
            <text:p>باطری‌سازی شهروز پیغانی</text:p>
          </table:table-cell>
          <table:table-cell office:value-type="string" calcext:value-type="string">
            <text:p>کلیبر</text:p>
          </table:table-cell>
          <table:table-cell office:value-type="string" calcext:value-type="string">
            <text:p>تبریز شهرستان کلیبر خیابان معلم نرسیده به پل کفشن اوی باطری سازی شهروز پیغانی</text:p>
          </table:table-cell>
          <table:table-cell table:style-name="ce6" office:value-type="string" calcext:value-type="string">
            <text:p>۰۹۱۴۹۲۶۱۳۸۵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عمادپور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خلخال</text:p>
          </table:table-cell>
          <table:table-cell office:value-type="string" calcext:value-type="string">
            <text:p>خلخال خیابان امام جنب بانک کشاورزی پلاک ۳۸۲</text:p>
          </table:table-cell>
          <table:table-cell table:style-name="ce6" office:value-type="string" calcext:value-type="string">
            <text:p>۹۱۹۸۸۵۳۴۷۵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محمد حسین مجیری</text:p>
          </table:table-cell>
          <table:table-cell office:value-type="string" calcext:value-type="string">
            <text:p>کلینیک تخصصی حفاظتی مجیری</text:p>
          </table:table-cell>
          <table:table-cell office:value-type="string" calcext:value-type="string">
            <text:p>اصفهان</text:p>
          </table:table-cell>
          <table:table-cell office:value-type="string" calcext:value-type="string">
            <text:p>خیابان کهندژ ۵۰ متر قبل از چهارراه ماربین روبروی نمایندگی ایران خودرو احمدیان قبل از کوچه ۷۳ ساختمان مجیر کلینیک تخصصی حفاظتی مجیری</text:p>
          </table:table-cell>
          <table:table-cell office:value-type="string" calcext:value-type="string">
            <text:p>۰۳۱۳۳۶۷۶۲۲۶ - ۰۹۱۳۱۰۴۲۱۰۹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مهران حسینی</text:p>
          </table:table-cell>
          <table:table-cell office:value-type="string" calcext:value-type="string">
            <text:p>فروشگاه مدرن</text:p>
          </table:table-cell>
          <table:table-cell office:value-type="string" calcext:value-type="string">
            <text:p>اصفهان</text:p>
          </table:table-cell>
          <table:table-cell office:value-type="string" calcext:value-type="string">
            <text:p>نیکبخت شرقی - نبش کوچه ۱۱ - فروشگاه مدرن</text:p>
          </table:table-cell>
          <table:table-cell office:value-type="string" calcext:value-type="string">
            <text:p>۰۳۱۳۶۶۴۲۲۱۸ - ۰۹۱۳۶۰۰۰۷۶۶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امین شهبازی</text:p>
          </table:table-cell>
          <table:table-cell office:value-type="string" calcext:value-type="string">
            <text:p>ایمن حفاظ سبز</text:p>
          </table:table-cell>
          <table:table-cell office:value-type="string" calcext:value-type="string">
            <text:p>اصفهان</text:p>
          </table:table-cell>
          <table:table-cell office:value-type="string" calcext:value-type="string">
            <text:p>خ طالقانی - ۲۰ مترجلوتر از بانک ملی - به طرف شمس آبادی - مجتمع تجاری الماس - ایمن حفاظ سبز واحد ۲۱</text:p>
          </table:table-cell>
          <table:table-cell office:value-type="string" calcext:value-type="string">
            <text:p>۰۳۱۳۱۳۱۲۵۹۵ - ۰۹۱۳۴۲۰۴۰۲۲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مهران جمالی</text:p>
          </table:table-cell>
          <table:table-cell office:value-type="string" calcext:value-type="string">
            <text:p>فنی مهندسی ایمن کاران</text:p>
          </table:table-cell>
          <table:table-cell office:value-type="string" calcext:value-type="string">
            <text:p>اصفهان</text:p>
          </table:table-cell>
          <table:table-cell office:value-type="string" calcext:value-type="string">
            <text:p>اصفهان، قهدریجان، ابتدای خیابان امام، نرسیده به میدان مدرس</text:p>
          </table:table-cell>
          <table:table-cell office:value-type="string" calcext:value-type="string">
            <text:p>۰۳۱۳۷۵۰۷۵۴۵ - ۰۹۱۳۴۰۲۹۱۰۰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پرویز سلطانی</text:p>
          </table:table-cell>
          <table:table-cell office:value-type="string" calcext:value-type="string">
            <text:p>سیستم‌های حفاظتی نیکبخت</text:p>
          </table:table-cell>
          <table:table-cell office:value-type="string" calcext:value-type="string">
            <text:p>تیران</text:p>
          </table:table-cell>
          <table:table-cell office:value-type="string" calcext:value-type="string">
            <text:p>تیران، جاده کمربندی، جنب شرکت تعاونی کامیونداران تیران و کرون کدپستی۸۵۳۱۹۶۵۶۵۵</text:p>
          </table:table-cell>
          <table:table-cell office:value-type="string" calcext:value-type="string">
            <text:p>۰۹۱۳۳۳۱۳۰۲۷ - ۰۳۱۴۲۲۲۷۶۲۶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داوود الحبیبی</text:p>
          </table:table-cell>
          <table:table-cell office:value-type="string" calcext:value-type="string">
            <text:p>اسپادانا</text:p>
          </table:table-cell>
          <table:table-cell office:value-type="string" calcext:value-type="string">
            <text:p>نجف آباد</text:p>
          </table:table-cell>
          <table:table-cell office:value-type="string" calcext:value-type="string">
            <text:p>نجف آباد، خیابان امام شرقی، نرسیده به میدان آزادگان، روبه روی سوپرمارکت همشهری، کدپستی ۸۵۱۴۶۵۸۳۵۱</text:p>
          </table:table-cell>
          <table:table-cell office:value-type="string" calcext:value-type="string">
            <text:p>۰۹۱۳۲۳۱۹۴۱۶ - ۴۲۷۴۱۱۰۱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مجتبی عرب پور</text:p>
          </table:table-cell>
          <table:table-cell office:value-type="string" calcext:value-type="string">
            <text:p>سیستم های حفاظتی هوشیار</text:p>
          </table:table-cell>
          <table:table-cell office:value-type="string" calcext:value-type="string">
            <text:p>نجف آباد</text:p>
          </table:table-cell>
          <table:table-cell office:value-type="string" calcext:value-type="string">
            <text:p>نجف آباد-خیابان ۱۵ خرداد جنوبی</text:p>
          </table:table-cell>
          <table:table-cell office:value-type="string" calcext:value-type="string">
            <text:p>۰۹۱۳۲۳۱۶۰۳۴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امیرحسین شاطری</text:p>
          </table:table-cell>
          <table:table-cell office:value-type="string" calcext:value-type="string">
            <text:p>خدمات برق تکنیک</text:p>
          </table:table-cell>
          <table:table-cell office:value-type="string" calcext:value-type="string">
            <text:p>اصفهان</text:p>
          </table:table-cell>
          <table:table-cell office:value-type="string" calcext:value-type="string">
            <text:p>خ امام خمینی - ورودی خانه اصفهان - ۲۰ متر بعد از تقاطع سوم سمت چپ</text:p>
          </table:table-cell>
          <table:table-cell office:value-type="string" calcext:value-type="string">
            <text:p>۰۳۱۳۳۲۹۴۳۷۹ - ۰۹۱۳۱۲۶۶۶۱۷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نصیر شیخان</text:p>
          </table:table-cell>
          <table:table-cell office:value-type="string" calcext:value-type="string">
            <text:p>نمایندگی سایپا</text:p>
          </table:table-cell>
          <table:table-cell office:value-type="string" calcext:value-type="string">
            <text:p>اصفهان</text:p>
          </table:table-cell>
          <table:table-cell office:value-type="string" calcext:value-type="string">
            <text:p>خ آتشگاه - حدفاصل خیابان وحدت و خیابان قدس سمت چپ</text:p>
          </table:table-cell>
          <table:table-cell office:value-type="string" calcext:value-type="string">
            <text:p>۰۳۷۷۳۶۳۱۱ - ۰۹۱۳۱۰۶۳۸۷۱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جعفرپور</text:p>
          </table:table-cell>
          <table:table-cell office:value-type="string" calcext:value-type="string">
            <text:p>برج الکتریک</text:p>
          </table:table-cell>
          <table:table-cell office:value-type="string" calcext:value-type="string">
            <text:p>اصفهان</text:p>
          </table:table-cell>
          <table:table-cell office:value-type="string" calcext:value-type="string">
            <text:p>میدان جمهوری خیابان رباط مقابل مسجد صاحب الزمان نبش ساختمان الغدیر</text:p>
          </table:table-cell>
          <table:table-cell office:value-type="string" calcext:value-type="string">
            <text:p>۰۳۳۳۷۷۱۶۸ - ۰۹۱۳۱۰۷۳۳۴۶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میثم فاتحی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جرقویه</text:p>
          </table:table-cell>
          <table:table-cell office:value-type="string" calcext:value-type="string">
            <text:p>جرقویه - شهر نیک اباد - بلوار امام خمینی</text:p>
          </table:table-cell>
          <table:table-cell office:value-type="string" calcext:value-type="string">
            <text:p>۰۹۱۳۵۵۱۲۸۶۲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رضا توسلی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کوهپایه</text:p>
          </table:table-cell>
          <table:table-cell office:value-type="string" calcext:value-type="string">
            <text:p>هرند، اصفهان، دکتر علی شریعتی، کوچه آهنگری ایزدی، بلوار دانشگاه، پلاک ۳۳۲، طبقه همکف</text:p>
          </table:table-cell>
          <table:table-cell office:value-type="string" calcext:value-type="string">
            <text:p>۰۹۱۳۳۲۳۰۰۲۶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اکبر بوجاری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ورزنه</text:p>
          </table:table-cell>
          <table:table-cell office:value-type="string" calcext:value-type="string">
            <text:p>اصفهان، ورزنه، خیابان دکتر بهشتی، جنب بانک صادرات</text:p>
          </table:table-cell>
          <table:table-cell office:value-type="string" calcext:value-type="string">
            <text:p>۰۹۱۳۲۸۶۱۲۵۸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محمد حسن میرلوحی</text:p>
          </table:table-cell>
          <table:table-cell office:value-type="string" calcext:value-type="string">
            <text:p>پرشین اسپرت</text:p>
          </table:table-cell>
          <table:table-cell office:value-type="string" calcext:value-type="string">
            <text:p>اصفهان</text:p>
          </table:table-cell>
          <table:table-cell office:value-type="string" calcext:value-type="string">
            <text:p>اصفهان، خیابان کهندژ روبروی پمپ بنزین فجر جنب ایران‌خودرو احمدیان</text:p>
          </table:table-cell>
          <table:table-cell office:value-type="string" calcext:value-type="string">
            <text:p>۰۹۱۳۱۰۶۹۵۹۰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عماره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شهرضا</text:p>
          </table:table-cell>
          <table:table-cell office:value-type="string" calcext:value-type="string">
            <text:p>شهرضا، بلوار مدرس نبش فرعی ۶</text:p>
          </table:table-cell>
          <table:table-cell office:value-type="string" calcext:value-type="string">
            <text:p>۰۳۱۵۳۲۳۳۶۴۵ _ ۰۹۳۹۲۲۲۰۴۹۰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رضا محسنی</text:p>
          </table:table-cell>
          <table:table-cell office:value-type="string" calcext:value-type="string">
            <text:p>باطریسازی محسنی</text:p>
          </table:table-cell>
          <table:table-cell office:value-type="string" calcext:value-type="string">
            <text:p>کاشان</text:p>
          </table:table-cell>
          <table:table-cell office:value-type="string" calcext:value-type="string">
            <text:p>کاشان، بلوار قطب راوندی، ۱۰۰متر بعد از پارک مدنی به طرف مدخل دست راست</text:p>
          </table:table-cell>
          <table:table-cell office:value-type="string" calcext:value-type="string">
            <text:p>۰۹۱۳۲۷۶۱۰۵۰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خانم ملیحه آقا بزرگی</text:p>
          </table:table-cell>
          <table:table-cell office:value-type="string" calcext:value-type="string">
            <text:p>بزرگی</text:p>
          </table:table-cell>
          <table:table-cell office:value-type="string" calcext:value-type="string">
            <text:p>کاشان</text:p>
          </table:table-cell>
          <table:table-cell office:value-type="string" calcext:value-type="string">
            <text:p>کاشان، خیابان طالقانی، خیابان سعادت، دفتر پیشخوان دولت ملیحه بزرگی</text:p>
          </table:table-cell>
          <table:table-cell office:value-type="string" calcext:value-type="string">
            <text:p>۹۱۳۱۶۲۵۷۰۱ - ۰۳۱۵ ۵۴۴ ۸۴۵۷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احمدعلی مبارک نژاد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نطنز</text:p>
          </table:table-cell>
          <table:table-cell office:value-type="string" calcext:value-type="string">
            <text:p>نطنز، منتظری، بلوار شهید محمد منتظری، کوچه حقیقت، پلاک ۹، طبقه همکف</text:p>
          </table:table-cell>
          <table:table-cell office:value-type="string" calcext:value-type="string">
            <text:p>۰۹۱۳۸۶۱۹۸۱۶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سبحان دهقانی</text:p>
          </table:table-cell>
          <table:table-cell office:value-type="string" calcext:value-type="string">
            <text:p>مرصاد تراشه</text:p>
          </table:table-cell>
          <table:table-cell office:value-type="string" calcext:value-type="string">
            <text:p>اصفهان</text:p>
          </table:table-cell>
          <table:table-cell office:value-type="string" calcext:value-type="string">
            <text:p>بلوار دانشگاه صنعتی اصفهان - شهرک علمی و تحقیقاتی اصفهان - ساختمان ابوریحان - واحد۲۲۲</text:p>
          </table:table-cell>
          <table:table-cell office:value-type="string" calcext:value-type="string">
            <text:p>۰۳۳۷۶۱۰۰۱ - ۰۹۱۳۷۹۸۲۳۰۰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امیرحسین بنده علی</text:p>
          </table:table-cell>
          <table:table-cell office:value-type="string" calcext:value-type="string">
            <text:p>هوشمند سیستم</text:p>
          </table:table-cell>
          <table:table-cell office:value-type="string" calcext:value-type="string">
            <text:p>نائین</text:p>
          </table:table-cell>
          <table:table-cell office:value-type="string" calcext:value-type="string">
            <text:p>نائین - خیابان غدیر - کوچه شماره ۳ - خیابان معلم - پلاک ۴۱ - طبقه همکف - دفتر هوشمند سیستم</text:p>
          </table:table-cell>
          <table:table-cell office:value-type="string" calcext:value-type="string">
            <text:p>۰۹۱۳۱۲۳۰۴۲۴ - ۰۳۱۴۶۲۵۲۰۱۰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اسماعیل محمدی و آقای بکرانی</text:p>
          </table:table-cell>
          <table:table-cell office:value-type="string" calcext:value-type="string">
            <text:p>گروه مهندسی فرادید</text:p>
          </table:table-cell>
          <table:table-cell office:value-type="string" calcext:value-type="string">
            <text:p>پیربکران</text:p>
          </table:table-cell>
          <table:table-cell office:value-type="string" calcext:value-type="string">
            <text:p>استان اصفهان – پیربکران – خ شهید مطهری – پاساژ بانک ملی و سپه - گروه مهندسی فرادید</text:p>
          </table:table-cell>
          <table:table-cell office:value-type="string" calcext:value-type="string">
            <text:p>۰۹۱۳۴۳۲۶۸۶۴ - ۰۹۱۳۵۵۳۰۳۵۸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حمیدرضا پرهیزکار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اردستان</text:p>
          </table:table-cell>
          <table:table-cell office:value-type="string" calcext:value-type="string">
            <text:p>اردستان، کبودان، بلوار امام خمینی، کوچه اغذیه عارف، پلاک ۰، طبقه همکف</text:p>
          </table:table-cell>
          <table:table-cell office:value-type="string" calcext:value-type="string">
            <text:p>۰۹۱۳۳۶۴۰۹۲۳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خانم مریم فخار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مبارکه</text:p>
          </table:table-cell>
          <table:table-cell office:value-type="string" calcext:value-type="string">
            <text:p>مبارکه، محله۳، خیابان اندیشه، کوچه کریمیان، پلاک ۲۱</text:p>
          </table:table-cell>
          <table:table-cell office:value-type="string" calcext:value-type="string">
            <text:p>۰۹۳۹۲۲۲۰۴۹۰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علی مبارک نژاد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نطنز</text:p>
          </table:table-cell>
          <table:table-cell office:value-type="string" calcext:value-type="string">
            <text:p>نطنز، منتظری، بلوار شهید محمد منتظری، کوچه حقیقت، پلاک ۹، طبقه همکف</text:p>
          </table:table-cell>
          <table:table-cell office:value-type="string" calcext:value-type="string">
            <text:p>۰۹۱۳۸۶۱۹۸۱۶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حمیدرضا طلاکش</text:p>
          </table:table-cell>
          <table:table-cell office:value-type="string" calcext:value-type="string">
            <text:p>فروشگاه اسپیکر</text:p>
          </table:table-cell>
          <table:table-cell office:value-type="string" calcext:value-type="string">
            <text:p>اصفهان</text:p>
          </table:table-cell>
          <table:table-cell office:value-type="string" calcext:value-type="string">
            <text:p>خیابان طالقانی، روبروی بن بست شریف (۳۹)</text:p>
          </table:table-cell>
          <table:table-cell office:value-type="string" calcext:value-type="string">
            <text:p>۰۹۱۳۳۱۱۱۳۱۰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ابوالفضل شاه مرادی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کرج</text:p>
          </table:table-cell>
          <table:table-cell office:value-type="string" calcext:value-type="string">
            <text:p>خیابان شهید حدادی چهارراه پونه ساختمان اداری صدف طبقه ۴ واحد ۵</text:p>
          </table:table-cell>
          <table:table-cell table:style-name="ce7" office:value-type="string" calcext:value-type="string">
            <text:p> ۰۲۶۳۳۵۵۳۹۷۳ - ۰۹۱۲۳۶۰۵۰۷۶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نادر خدری</text:p>
          </table:table-cell>
          <table:table-cell office:value-type="string" calcext:value-type="string">
            <text:p>فروشگاه خانه امن لیان</text:p>
          </table:table-cell>
          <table:table-cell office:value-type="string" calcext:value-type="string">
            <text:p>چغادک</text:p>
          </table:table-cell>
          <table:table-cell office:value-type="string" calcext:value-type="string">
            <text:p>بوشهر- شهرستان چغادک - ابتدای خیابان شهدای گمنام -فروشگاه خانه امن لیان</text:p>
          </table:table-cell>
          <table:table-cell table:style-name="ce7" office:value-type="string" calcext:value-type="string">
            <text:p>۰۹۱۷۷۷۷۶۴۷۴ - ۰۷۷۳۳۴۲۵۸۴۴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آقای مهدی هویدا</text:p>
          </table:table-cell>
          <table:table-cell table:style-name="ce2" office:value-type="string" calcext:value-type="string">
            <text:p>ایمن سازان لیان</text:p>
          </table:table-cell>
          <table:table-cell table:style-name="ce2" office:value-type="string" calcext:value-type="string">
            <text:p>بوشهر</text:p>
          </table:table-cell>
          <table:table-cell office:value-type="string" calcext:value-type="string">
            <text:p>بوشهر، خیابان مطهری، نبش خیابان ابوشهر، خیابان عرفان ۴، پلاک ۸۶ طبقه ۳ واحد ۴، ایمن سازان لیان</text:p>
          </table:table-cell>
          <table:table-cell table:style-name="ce7" office:value-type="string" calcext:value-type="string">
            <text:p> ۰۷۷۳۸۱۰۰۰۰۰ - ۰۹۱۷۲۶۶۲۰۶۰ - ۰۹۱۷۲۶۶۲۰۵۰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آقای حسین ابراهیم پور</text:p>
          </table:table-cell>
          <table:table-cell table:style-name="ce2" office:value-type="string" calcext:value-type="string">
            <text:p>---</text:p>
          </table:table-cell>
          <table:table-cell table:style-name="ce2" office:value-type="string" calcext:value-type="string">
            <text:p>تهران</text:p>
          </table:table-cell>
          <table:table-cell table:style-name="ce2" office:value-type="string" calcext:value-type="string">
            <text:p>استان تهران، رباط کریم، میدان امام خمینی (ره)، پمپ بنزین پورطه</text:p>
          </table:table-cell>
          <table:table-cell office:value-type="string" calcext:value-type="string">
            <text:p>۰۹۳۶۵۰۰۵۹۶۳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خانم سمیه فتح‌الهی</text:p>
          </table:table-cell>
          <table:table-cell table:style-name="ce2" office:value-type="string" calcext:value-type="string">
            <text:p>---</text:p>
          </table:table-cell>
          <table:table-cell table:style-name="ce2" office:value-type="string" calcext:value-type="string">
            <text:p>نسیم شهر</text:p>
          </table:table-cell>
          <table:table-cell table:style-name="ce2" office:value-type="string" calcext:value-type="string">
            <text:p>تهران، نسیم شهر</text:p>
          </table:table-cell>
          <table:table-cell office:value-type="string" calcext:value-type="string">
            <text:p>۰۹۳۶۹۰۵۵۱۴۹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آقای بهنام نادرپور</text:p>
          </table:table-cell>
          <table:table-cell table:style-name="ce2" office:value-type="string" calcext:value-type="string">
            <text:p>ایمن صنعت پارسه</text:p>
          </table:table-cell>
          <table:table-cell table:style-name="ce2" office:value-type="string" calcext:value-type="string">
            <text:p>شهرستان بهارستان</text:p>
          </table:table-cell>
          <table:table-cell table:style-name="ce2" office:value-type="string" calcext:value-type="string">
            <text:p>تهران شهرستان بهارستان سه راه آدران نبش کوچه یاسر پلاک ۱</text:p>
          </table:table-cell>
          <table:table-cell office:value-type="string" calcext:value-type="string">
            <text:p>۰۲۱۵۶۵۷۲۹۶۷ - ۰۹۱۲۶۲۴۰۱۷۹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آقای حسین محمدی</text:p>
          </table:table-cell>
          <table:table-cell table:style-name="ce2" office:value-type="string" calcext:value-type="string">
            <text:p>امنیت گسترققنوس</text:p>
          </table:table-cell>
          <table:table-cell table:style-name="ce2" office:value-type="string" calcext:value-type="string">
            <text:p>تهران</text:p>
          </table:table-cell>
          <table:table-cell table:style-name="ce2" office:value-type="string" calcext:value-type="string">
            <text:p>تهران جردن بالاتر از اسفندیار بلوار صبا پلاک ۲ طبقه ۳</text:p>
          </table:table-cell>
          <table:table-cell office:value-type="string" calcext:value-type="string">
            <text:p>۰۹۳۶۴۱۷۴۶۶۸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آقای محسن شعاعی</text:p>
          </table:table-cell>
          <table:table-cell table:style-name="ce2" office:value-type="string" calcext:value-type="string">
            <text:p>فروشگاه کیش نور</text:p>
          </table:table-cell>
          <table:table-cell table:style-name="ce2" office:value-type="string" calcext:value-type="string">
            <text:p>تهران</text:p>
          </table:table-cell>
          <table:table-cell table:style-name="ce2" office:value-type="string" calcext:value-type="string">
            <text:p>خیابان سمیه بین مفتح و رامسر جنب هتل آزادی واحد ۵ طبقه ۳</text:p>
          </table:table-cell>
          <table:table-cell office:value-type="string" calcext:value-type="string">
            <text:p>۹۱۲۳۵۰۲۵۷۵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آقای حبیب بذلی</text:p>
          </table:table-cell>
          <table:table-cell table:style-name="ce2" office:value-type="string" calcext:value-type="string">
            <text:p>---</text:p>
          </table:table-cell>
          <table:table-cell table:style-name="ce2" office:value-type="string" calcext:value-type="string">
            <text:p>تهران</text:p>
          </table:table-cell>
          <table:table-cell table:style-name="ce2" office:value-type="string" calcext:value-type="string">
            <text:p>تهران، شهرستان بهارستان، خیابان شهید قبادی، بین بنفشه ۱ و ۷ پلاک ۶۰۰</text:p>
          </table:table-cell>
          <table:table-cell office:value-type="string" calcext:value-type="string">
            <text:p>۰۹۱۲۸۱۸۲۳۴۲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امین احمدی</text:p>
          </table:table-cell>
          <table:table-cell office:value-type="string" calcext:value-type="string">
            <text:p>کلینیک حفاظتی و نظارتی امین</text:p>
          </table:table-cell>
          <table:table-cell office:value-type="string" calcext:value-type="string">
            <text:p>شهرکرد</text:p>
          </table:table-cell>
          <table:table-cell office:value-type="string" calcext:value-type="string">
            <text:p>شهرکرد سه راه شهرکیان ابتدای خیابان بهارستان</text:p>
          </table:table-cell>
          <table:table-cell office:value-type="string" calcext:value-type="string">
            <text:p>۰۳۸۳۳۳۳۶۷۲۶ - ۰۹۳۹۴۵۳۰۲۰۱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حسین زمانی</text:p>
          </table:table-cell>
          <table:table-cell office:value-type="string" calcext:value-type="string">
            <text:p>باطری سازی زمانی</text:p>
          </table:table-cell>
          <table:table-cell table:style-name="ce2" office:value-type="string" calcext:value-type="string">
            <text:p>بروجن</text:p>
          </table:table-cell>
          <table:table-cell table:style-name="ce2" office:value-type="string" calcext:value-type="string">
            <text:p>جاده بروجن شهرکرد سه راه نور فرعی قنداب</text:p>
          </table:table-cell>
          <table:table-cell table:style-name="ce2" office:value-type="string" calcext:value-type="string">
            <text:p>۰۳۸۳۴۵۲۱۸۶۰ - ۰۹۱۳۳۸۰۹۶۵۲</text:p>
          </table:table-cell>
          <table:table-cell table:style-name="ce2" table:number-columns-repeated="5"/>
          <table:table-cell table:number-columns-repeated="16374"/>
        </table:table-row>
        <table:table-row table:style-name="ro1">
          <table:table-cell office:value-type="string" calcext:value-type="string">
            <text:p>آقای مجتبی طاهریان</text:p>
          </table:table-cell>
          <table:table-cell office:value-type="string" calcext:value-type="string">
            <text:p>برق کامیون طاهریان</text:p>
          </table:table-cell>
          <table:table-cell office:value-type="string" calcext:value-type="string">
            <text:p>فرخ شهر</text:p>
          </table:table-cell>
          <table:table-cell office:value-type="string" calcext:value-type="string">
            <text:p>فرخ شهر، فن آوران، مجتمع فن آوران، فاز ۱، خیابان دوم جنب ولوو یدک موسویان</text:p>
          </table:table-cell>
          <table:table-cell office:value-type="string" calcext:value-type="string">
            <text:p>۰۹۱۳۲۸۲۶۷۸۰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مجتبی هنرور</text:p>
          </table:table-cell>
          <table:table-cell office:value-type="string" calcext:value-type="string">
            <text:p>دفتر پیشخوان آقای هنرور</text:p>
          </table:table-cell>
          <table:table-cell office:value-type="string" calcext:value-type="string">
            <text:p>مشهد</text:p>
          </table:table-cell>
          <table:table-cell office:value-type="string" calcext:value-type="string">
            <text:p>مشهد، بلوار نماز ، انتهای دلاوران، خیابان غزال ۱۰ پلاک ۵ واحد ۲ دفتر پیشخوان آقای هنرور</text:p>
          </table:table-cell>
          <table:table-cell office:value-type="string" calcext:value-type="string">
            <text:p>۰۹۳۶۹۰۵۵۱۴۹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اسماعیل خورشاهیان</text:p>
          </table:table-cell>
          <table:table-cell office:value-type="string" calcext:value-type="string">
            <text:p>خانه تاکسی</text:p>
          </table:table-cell>
          <table:table-cell office:value-type="string" calcext:value-type="string">
            <text:p>نیشابور</text:p>
          </table:table-cell>
          <table:table-cell office:value-type="string" calcext:value-type="string">
            <text:p>خراسان رضوی - شهرستان نیشابور - فرحبخش شرقی - ترمینال مسافربری - طبقه همکف - خانه تاکسی</text:p>
          </table:table-cell>
          <table:table-cell office:value-type="string" calcext:value-type="string">
            <text:p>۰۹۱۵۵۵۱۴۹۲۹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محسن نصرتی</text:p>
          </table:table-cell>
          <table:table-cell office:value-type="string" calcext:value-type="string">
            <text:p>فروشگاه نصرتی</text:p>
          </table:table-cell>
          <table:table-cell office:value-type="string" calcext:value-type="string">
            <text:p>نیشابور</text:p>
          </table:table-cell>
          <table:table-cell office:value-type="string" calcext:value-type="string">
            <text:p>خراسان رضوی، کاشمر، ابتدای جاده خلیل آباد، مقابل ایران خودرو</text:p>
          </table:table-cell>
          <table:table-cell office:value-type="string" calcext:value-type="string">
            <text:p>۰۹۳۷۱۴۹۷۸۰۲ - ۵۵۲۲۳۶۷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رضا نصرتی</text:p>
          </table:table-cell>
          <table:table-cell office:value-type="string" calcext:value-type="string">
            <text:p>خدمات اینترنتی رئیس</text:p>
          </table:table-cell>
          <table:table-cell office:value-type="string" calcext:value-type="string">
            <text:p>سبزوار</text:p>
          </table:table-cell>
          <table:table-cell office:value-type="string" calcext:value-type="string">
            <text:p>سبزوار، خیابان طبرسی، نبش طبرسی۱۶، کد پستی: ۹۶۱۷۳۳۷۷۷</text:p>
          </table:table-cell>
          <table:table-cell office:value-type="string" calcext:value-type="string">
            <text:p>۰۹۱۷۱۲۱۲۵۰۴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صادق معصومیان</text:p>
          </table:table-cell>
          <table:table-cell office:value-type="string" calcext:value-type="string">
            <text:p>ژئوهاتیک</text:p>
          </table:table-cell>
          <table:table-cell office:value-type="string" calcext:value-type="string">
            <text:p>بجنورد</text:p>
          </table:table-cell>
          <table:table-cell table:style-name="ce5" office:value-type="string" calcext:value-type="string">
            <text:p>خ رضا امامی پلاک ۲۵</text:p>
          </table:table-cell>
          <table:table-cell table:style-name="ce4" office:value-type="string" calcext:value-type="string">
            <text:p> ۰۵۸۳۲۲۳۹۷۶۵ - ۰۹۱۵۵۸۴۵۴۳۹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امیرحسین زین العابدینی</text:p>
          </table:table-cell>
          <table:table-cell office:value-type="string" calcext:value-type="string">
            <text:p>شرکت آروین بناپاد</text:p>
          </table:table-cell>
          <table:table-cell office:value-type="string" calcext:value-type="string">
            <text:p>قم</text:p>
          </table:table-cell>
          <table:table-cell office:value-type="string" calcext:value-type="string">
            <text:p>قــم، خیابان شهید رییس کرمی (۲۰ متری زاد)، بین کوچه ۳۱ و ۳۳ پلاک ۷۳۱ کدپستی ۳۷۱۸۶۳۷۷۸۱</text:p>
          </table:table-cell>
          <table:table-cell table:style-name="ce4" office:value-type="string" calcext:value-type="string">
            <text:p>۰۲۵۳۸۸۰۰۰۲۴ - ۰۲۵۳۸۸۰۰۰۲۳ - ۰۹۱۲۴۵۱۶۴۷۰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آقای علیرضا ابراهیمی</text:p>
          </table:table-cell>
          <table:table-cell table:style-name="Default" office:value-type="string" calcext:value-type="string">
            <text:p>حفاظتی امین</text:p>
          </table:table-cell>
          <table:table-cell table:style-name="Default" office:value-type="string" calcext:value-type="string">
            <text:p>قم</text:p>
          </table:table-cell>
          <table:table-cell office:value-type="string" calcext:value-type="string">
            <text:p>بلوار سمیه نبش کوچه ۶</text:p>
          </table:table-cell>
          <table:table-cell table:style-name="ce4" office:value-type="string" calcext:value-type="string">
            <text:p>۰۳۲۴۰۳۹۶۶ - ۰۹۱۲۷۴۷۶۹۲۹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آقای پیمان خردپرور</text:p>
          </table:table-cell>
          <table:table-cell office:value-type="string" calcext:value-type="string">
            <text:p>پیمان</text:p>
          </table:table-cell>
          <table:table-cell office:value-type="string" calcext:value-type="string">
            <text:p>سنندج</text:p>
          </table:table-cell>
          <table:table-cell office:value-type="string" calcext:value-type="string">
            <text:p>سنندج میدان مادر جنب تیپاکس فروشگاه صوتی پیمان</text:p>
          </table:table-cell>
          <table:table-cell office:value-type="string" calcext:value-type="string">
            <text:p>۰۸۷۳۳۲۴۴۴۶۰ - ۰۹۱۸۹۷۷۳۰۰۴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آقای هومن مصطفایی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سقز</text:p>
          </table:table-cell>
          <table:table-cell office:value-type="string" calcext:value-type="string">
            <text:p>کردستان، سقز بلوار کردستان، پشت پمپ بنزین قدیم، جنب مسجد باب السلام، کوچه هوزان ۲</text:p>
          </table:table-cell>
          <table:table-cell office:value-type="string" calcext:value-type="string">
            <text:p>۰۹۱۸۰۵۳۷۲۷۴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آقای فردین فلاحی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سنندج</text:p>
          </table:table-cell>
          <table:table-cell office:value-type="string" calcext:value-type="string">
            <text:p>کردستان قروه خ چمران نبش خ گلزار شهدا دفتر خدمات اینترنتی کلیک</text:p>
          </table:table-cell>
          <table:table-cell office:value-type="string" calcext:value-type="string">
            <text:p>۰۹۱۸۷۸۵۲۶۲۸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علی‌اکبری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بیجار</text:p>
          </table:table-cell>
          <table:table-cell office:value-type="string" calcext:value-type="string">
            <text:p>شهرستان بیجار خیابان توحید شمالی جنب بانک ملت سازمان حمل و نقل درون شهری شهرداری</text:p>
          </table:table-cell>
          <table:table-cell office:value-type="string" calcext:value-type="string">
            <text:p>۰۹۱۸۵۲۴۲۲۰۶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نجفی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مریوان</text:p>
          </table:table-cell>
          <table:table-cell office:value-type="string" calcext:value-type="string">
            <text:p>کردستان، مریوان، خیابان کشاورزی، خدمات کامپیوتری نواژا، کدپستی: ۷۱۶۷۳۳۳۳</text:p>
          </table:table-cell>
          <table:table-cell office:value-type="string" calcext:value-type="string">
            <text:p>۰۹۱۸۸۷۶۹۰۵۶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فاضل بهرامی</text:p>
          </table:table-cell>
          <table:table-cell office:value-type="string" calcext:value-type="string">
            <text:p>کالای برق میلاد</text:p>
          </table:table-cell>
          <table:table-cell office:value-type="string" calcext:value-type="string">
            <text:p>سنندج</text:p>
          </table:table-cell>
          <table:table-cell office:value-type="string" calcext:value-type="string">
            <text:p>سنندج شهرک کوثر خیابان کوثر کالابرق میلاد</text:p>
          </table:table-cell>
          <table:table-cell office:value-type="string" calcext:value-type="string">
            <text:p>۰۹۱۸۶۵۳۲۰۴۹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عبدالکریم اخگر</text:p>
          </table:table-cell>
          <table:table-cell office:value-type="string" calcext:value-type="string">
            <text:p>نمایندگی جی پی اس شاهو</text:p>
          </table:table-cell>
          <table:table-cell office:value-type="string" calcext:value-type="string">
            <text:p>مریوان</text:p>
          </table:table-cell>
          <table:table-cell office:value-type="string" calcext:value-type="string">
            <text:p>مریوان موسک دوجاده شرق لنج آباد نمایندگی جی پی اس شاهو</text:p>
          </table:table-cell>
          <table:table-cell office:value-type="string" calcext:value-type="string">
            <text:p>۰۹۱۸۳۷۵۰۱۷۲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مصیب مرادی</text:p>
          </table:table-cell>
          <table:table-cell office:value-type="string" calcext:value-type="string">
            <text:p>نمایندگی ردیاب خودرو رادشید ایذه</text:p>
          </table:table-cell>
          <table:table-cell office:value-type="string" calcext:value-type="string">
            <text:p>ایذه</text:p>
          </table:table-cell>
          <table:table-cell office:value-type="string" calcext:value-type="string">
            <text:p>ایذه، خیابان شهید قریشوندی، کوچه فرخی، پلاک ۶۴، کدپستی ۶۳۹۱۸۵۸۳۳۷</text:p>
          </table:table-cell>
          <table:table-cell office:value-type="string" calcext:value-type="string">
            <text:p>۰۹۱۶۳۹۰۰۲۷۰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عنایت الله سلیمانی</text:p>
          </table:table-cell>
          <table:table-cell office:value-type="string" calcext:value-type="string">
            <text:p>تاریانا الکترونیک</text:p>
          </table:table-cell>
          <table:table-cell office:value-type="string" calcext:value-type="string">
            <text:p>اهواز</text:p>
          </table:table-cell>
          <table:table-cell office:value-type="string" calcext:value-type="string">
            <text:p>اهواز، نادری، خیابان خسروی، نبش کافی</text:p>
          </table:table-cell>
          <table:table-cell office:value-type="string" calcext:value-type="string">
            <text:p>۰۶۱۳۲۹۲۵۴۹۴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طاهر حمیدی</text:p>
          </table:table-cell>
          <table:table-cell office:value-type="string" calcext:value-type="string">
            <text:p>تزئینات اتومبیل حمیدی</text:p>
          </table:table-cell>
          <table:table-cell office:value-type="string" calcext:value-type="string">
            <text:p>ماهشهر</text:p>
          </table:table-cell>
          <table:table-cell office:value-type="string" calcext:value-type="string">
            <text:p>ماهشهر - بلوار ۱۷ شهریور - روبروی سایپا صدری</text:p>
          </table:table-cell>
          <table:table-cell office:value-type="string" calcext:value-type="string">
            <text:p>۰۹۰۳۴۰۳۹۷۳۰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کوروش ایمری زاد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اهواز</text:p>
          </table:table-cell>
          <table:table-cell office:value-type="string" calcext:value-type="string">
            <text:p>اهواز فلکه زندان کارون قدیم به سمت بلوار نواب صفوی ۸۰۰ متر بعد از فلکه روبروی ایساکو احمدیان و فروشگاه قطعات سایپا احمدیان بن بست ۶ نواب پلاک ۱۰</text:p>
          </table:table-cell>
          <table:table-cell office:value-type="string" calcext:value-type="string">
            <text:p>۹۱۶۷۲۵۱۹۰۲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بهزاد داشاد</text:p>
          </table:table-cell>
          <table:table-cell office:value-type="string" calcext:value-type="string">
            <text:p>سیماپرداز زنجان</text:p>
          </table:table-cell>
          <table:table-cell table:style-name="ce4" office:value-type="string" calcext:value-type="string">
            <text:p>زنجان</text:p>
          </table:table-cell>
          <table:table-cell office:value-type="string" calcext:value-type="string">
            <text:p>سعدی وسط جنب کوچه رختشور خانه پ ۱۳۵ واحد ۲</text:p>
          </table:table-cell>
          <table:table-cell office:value-type="string" calcext:value-type="string">
            <text:p>۰۳۳۳۶۶۷۵۳ - ۰۹۳۷۱۵۱۳۱۲۱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بهنام شامی</text:p>
          </table:table-cell>
          <table:table-cell office:value-type="string" calcext:value-type="string">
            <text:p>---</text:p>
          </table:table-cell>
          <table:table-cell table:style-name="ce4" office:value-type="string" calcext:value-type="string">
            <text:p>زنجان</text:p>
          </table:table-cell>
          <table:table-cell office:value-type="string" calcext:value-type="string">
            <text:p>زنجان دروازه ارگ خیابان پست سابق بالاتر از مسجد دستغیب پلاک ۲۵</text:p>
          </table:table-cell>
          <table:table-cell office:value-type="string" calcext:value-type="string">
            <text:p>۰۹۱۹۲۴۱۴۲۷۲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حسین میرزانیا حلبی</text:p>
          </table:table-cell>
          <table:table-cell office:value-type="string" calcext:value-type="string">
            <text:p>---</text:p>
          </table:table-cell>
          <table:table-cell table:style-name="ce4" office:value-type="string" calcext:value-type="string">
            <text:p>زنجان</text:p>
          </table:table-cell>
          <table:table-cell office:value-type="string" calcext:value-type="string">
            <text:p>زنجان، گلشهر، کاظمیه، خیابان اوستا، ارمغان ۲ قطعه ۳۲۶۵</text:p>
          </table:table-cell>
          <table:table-cell office:value-type="string" calcext:value-type="string">
            <text:p>۰۹۱۲۷۴۵۷۵۴۳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مرتضی باقری نیا</text:p>
          </table:table-cell>
          <table:table-cell office:value-type="string" calcext:value-type="string">
            <text:p>ایمن گستر</text:p>
          </table:table-cell>
          <table:table-cell table:style-name="ce4" office:value-type="string" calcext:value-type="string">
            <text:p>زنجان</text:p>
          </table:table-cell>
          <table:table-cell office:value-type="string" calcext:value-type="string">
            <text:p>انصاریه خ ۴۵ متری سهروردی نبش گلستان ۷/۱</text:p>
          </table:table-cell>
          <table:table-cell office:value-type="string" calcext:value-type="string">
            <text:p>۰۳۳۷۸۶۳۰۱ - ۰۹۱۲۸۴۲۶۰۶۹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هانی‌لو</text:p>
          </table:table-cell>
          <table:table-cell office:value-type="string" calcext:value-type="string">
            <text:p>---</text:p>
          </table:table-cell>
          <table:table-cell table:style-name="ce4" office:value-type="string" calcext:value-type="string">
            <text:p>زنجان</text:p>
          </table:table-cell>
          <table:table-cell office:value-type="string" calcext:value-type="string">
            <text:p>زنجان خدابنده خیابان امام کوچه آبان یک پلاک ۸۸</text:p>
          </table:table-cell>
          <table:table-cell office:value-type="string" calcext:value-type="string">
            <text:p>۰۹۳۵۶۶۷۰۲۰۲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علیرضا خوش آبی</text:p>
          </table:table-cell>
          <table:table-cell office:value-type="string" calcext:value-type="string">
            <text:p>مرکز معاینه فنی حرم تا حرم ایوانکی</text:p>
          </table:table-cell>
          <table:table-cell office:value-type="string" calcext:value-type="string">
            <text:p>گرمسار</text:p>
          </table:table-cell>
          <table:table-cell office:value-type="string" calcext:value-type="string">
            <text:p>استان سمنان، شهرستان گرمسار، بخش ایوانکی، شهر ایوانکی، مرکز معاینه فنی حرم تا حرم ایوانکی</text:p>
          </table:table-cell>
          <table:table-cell office:value-type="string" calcext:value-type="string">
            <text:p>۰۲۱۷۶۲۲۱۲۳۴ - ۰۹۱۲۳۲۳۷۲۲۶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سعید قدس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سمنان</text:p>
          </table:table-cell>
          <table:table-cell office:value-type="string" calcext:value-type="string">
            <text:p>استان سمنان، شهر سمنان، میدان کوثر، بلوار مصطفی خمینی، پلاک ۹۷</text:p>
          </table:table-cell>
          <table:table-cell office:value-type="string" calcext:value-type="string">
            <text:p>۰۹۱۲۳۳۱۹۶۴۰ - ۰۲۳۳۳۴۶۰۰۰۵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حمید ولیان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شاهرود</text:p>
          </table:table-cell>
          <table:table-cell office:value-type="string" calcext:value-type="string">
            <text:p>شاهرود خیابان شهید دستغیب جنب پارک محراب</text:p>
          </table:table-cell>
          <table:table-cell office:value-type="string" calcext:value-type="string">
            <text:p>۰۹۱۹۲۷۳۴۹۳۸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حسین کرد</text:p>
          </table:table-cell>
          <table:table-cell office:value-type="string" calcext:value-type="string">
            <text:p>حفاظ گستران مبتکر</text:p>
          </table:table-cell>
          <table:table-cell office:value-type="string" calcext:value-type="string">
            <text:p>زاهدان</text:p>
          </table:table-cell>
          <table:table-cell office:value-type="string" calcext:value-type="string">
            <text:p>زاهدان ابتدای خیابان طباطبائی، فلکه سیلو دور میدان نبش طباطبائی یک، نمایندگی رادشید زاهدان</text:p>
          </table:table-cell>
          <table:table-cell office:value-type="string" calcext:value-type="string">
            <text:p><text:s/>۰۵۴۳۳۵۰۵۳۱۲ - ۰۵۴۳۳۵۰۵۳۱۳ - ۰۹۱۲۰۵۴۳۹۷۰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سعید خواجه</text:p>
          </table:table-cell>
          <table:table-cell office:value-type="string" calcext:value-type="string">
            <text:p>دفتر کنترل امنیت</text:p>
          </table:table-cell>
          <table:table-cell office:value-type="string" calcext:value-type="string">
            <text:p>نی ریز</text:p>
          </table:table-cell>
          <table:table-cell office:value-type="string" calcext:value-type="string">
            <text:p>نی ریز، خیابان بسیج، دفتر کنترل امنیت</text:p>
          </table:table-cell>
          <table:table-cell office:value-type="string" calcext:value-type="string">
            <text:p>۰۹۱۷۶۴۱۶۰۱۸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خانم سمیرا حامی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جهرم</text:p>
          </table:table-cell>
          <table:table-cell office:value-type="string" calcext:value-type="string">
            <text:p>جهرم، کوشکک، کوچه ۱۸ امام خمینی، بلوار امام خمینی</text:p>
          </table:table-cell>
          <table:table-cell office:value-type="string" calcext:value-type="string">
            <text:p>۰۹۳۵۶۹۹۸۸۵۰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علی ابتهاج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جهرم</text:p>
          </table:table-cell>
          <table:table-cell office:value-type="string" calcext:value-type="string">
            <text:p>جهرم خیابان باهنر جنب بانک مسکن</text:p>
          </table:table-cell>
          <table:table-cell office:value-type="string" calcext:value-type="string">
            <text:p>۰۹۳۹۶۴۳۴۳۸۹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هادی هاشمی پور</text:p>
          </table:table-cell>
          <table:table-cell office:value-type="string" calcext:value-type="string">
            <text:p>شرکت چشم الکترونیک</text:p>
          </table:table-cell>
          <table:table-cell table:style-name="ce3" office:value-type="string" calcext:value-type="string">
            <text:p>قزوین</text:p>
          </table:table-cell>
          <table:table-cell office:value-type="string" calcext:value-type="string">
            <text:p>قزوین خیابان شهید بابایی انتهای مدنی شرقی ساختمان نگین طبقه بالای رستوران فرمانی واحد ۵</text:p>
          </table:table-cell>
          <table:table-cell office:value-type="string" calcext:value-type="string">
            <text:p>۰۳۳۳۵۰۲۱۷ - ۰۹۱۲۷۸۰۵۳۱۶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حامد قبادیها</text:p>
          </table:table-cell>
          <table:table-cell office:value-type="string" calcext:value-type="string">
            <text:p>کاسپین سیستم</text:p>
          </table:table-cell>
          <table:table-cell table:style-name="ce3" office:value-type="string" calcext:value-type="string">
            <text:p>قزوین</text:p>
          </table:table-cell>
          <table:table-cell office:value-type="string" calcext:value-type="string">
            <text:p>قزوین -خ نوروزیان - نبش حکمت۴۹ - کاسپین سیستم</text:p>
          </table:table-cell>
          <table:table-cell office:value-type="string" calcext:value-type="string">
            <text:p>۰۹۰۳۹۵۵۱۹۹۲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محمدرضا صفری</text:p>
          </table:table-cell>
          <table:table-cell office:value-type="string" calcext:value-type="string">
            <text:p>حمید صفری</text:p>
          </table:table-cell>
          <table:table-cell table:style-name="ce3" office:value-type="string" calcext:value-type="string">
            <text:p>قزوین</text:p>
          </table:table-cell>
          <table:table-cell office:value-type="string" calcext:value-type="string">
            <text:p>قزوین، میدان میرعماد، جنب برج تجارت، فروشگاه حمید صفری</text:p>
          </table:table-cell>
          <table:table-cell office:value-type="string" calcext:value-type="string">
            <text:p>۰۹۱۲۵۸۲۱۱۸۹ - ۰۲۸۳۳۳۲۲۷۶۱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اکبر مددخانی</text:p>
          </table:table-cell>
          <table:table-cell office:value-type="string" calcext:value-type="string">
            <text:p>شرکت سخاشکن فولاد برق خودرو مددخانی</text:p>
          </table:table-cell>
          <table:table-cell table:style-name="ce3" office:value-type="string" calcext:value-type="string">
            <text:p>قزوین</text:p>
          </table:table-cell>
          <table:table-cell office:value-type="string" calcext:value-type="string">
            <text:p>قزوین شهرک رجایی خیابان ۱۴ پلاک ۱۸</text:p>
          </table:table-cell>
          <table:table-cell office:value-type="string" calcext:value-type="string">
            <text:p>۰۹۱۲۲۸۱۷۰۲۲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حسین چکانی</text:p>
          </table:table-cell>
          <table:table-cell office:value-type="string" calcext:value-type="string">
            <text:p>ردیاب خودرو رادشید</text:p>
          </table:table-cell>
          <table:table-cell office:value-type="string" calcext:value-type="string">
            <text:p>کرمان</text:p>
          </table:table-cell>
          <table:table-cell office:value-type="string" calcext:value-type="string">
            <text:p>کرمان خیابان ۲۴ اذر بعد از ۴ راه ۲۴ اذر سمت چپ</text:p>
          </table:table-cell>
          <table:table-cell office:value-type="string" calcext:value-type="string">
            <text:p>۰۹۰۱۸۰۴۰۰۷۱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مجید کمشکی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بم</text:p>
          </table:table-cell>
          <table:table-cell office:value-type="string" calcext:value-type="string">
            <text:p>بم، ترمینال، کوچه ترمینال، بلوار ترمینال</text:p>
          </table:table-cell>
          <table:table-cell office:value-type="string" calcext:value-type="string">
            <text:p>۰۹۲۲۰۴۹۹۸۲۳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رضا محمدی</text:p>
          </table:table-cell>
          <table:table-cell office:value-type="string" calcext:value-type="string">
            <text:p>خدمات خودرویی محمدی</text:p>
          </table:table-cell>
          <table:table-cell office:value-type="string" calcext:value-type="string">
            <text:p>رفسنجان</text:p>
          </table:table-cell>
          <table:table-cell office:value-type="string" calcext:value-type="string">
            <text:p>کرمان، رفسنجان، خیابان معراج جنوبی، مقابل کوچه ۱۵</text:p>
          </table:table-cell>
          <table:table-cell office:value-type="string" calcext:value-type="string">
            <text:p>۰۹۱۳۹۹۱۸۲۰۱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سعیدرضا یزدانی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زرند</text:p>
          </table:table-cell>
          <table:table-cell office:value-type="string" calcext:value-type="string">
            <text:p>زرند، میدان گاز، فروشگاه بروز</text:p>
          </table:table-cell>
          <table:table-cell office:value-type="string" calcext:value-type="string">
            <text:p>۰۹۱۲۰۹۶۴۰۰۳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محسن آراد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سیرجان</text:p>
          </table:table-cell>
          <table:table-cell office:value-type="string" calcext:value-type="string">
            <text:p>سیرجان، کوی شریعتی، بلوار قاآنی، بلوار سیدجمال‌الدین اسدآبادی، پلاک ۴۷۵</text:p>
          </table:table-cell>
          <table:table-cell office:value-type="string" calcext:value-type="string">
            <text:p>۰۹۱۳۲۴۵۸۲۴۰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مرتضی محمدی</text:p>
          </table:table-cell>
          <table:table-cell office:value-type="string" calcext:value-type="string">
            <text:p>کلینیک خودرو محمدی</text:p>
          </table:table-cell>
          <table:table-cell office:value-type="string" calcext:value-type="string">
            <text:p>کرمان</text:p>
          </table:table-cell>
          <table:table-cell office:value-type="string" calcext:value-type="string">
            <text:p>کرمان، بلوار مصطفی خمینی، روبه رو پمپ بنزین</text:p>
          </table:table-cell>
          <table:table-cell office:value-type="string" calcext:value-type="string">
            <text:p>۰۹۰۲۳۹۲۴۰۰۱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عقیل خضری پور</text:p>
          </table:table-cell>
          <table:table-cell office:value-type="string" calcext:value-type="string">
            <text:p>ردیاب خضری</text:p>
          </table:table-cell>
          <table:table-cell office:value-type="string" calcext:value-type="string">
            <text:p>سیرجان</text:p>
          </table:table-cell>
          <table:table-cell office:value-type="string" calcext:value-type="string">
            <text:p>سیرجان، خیابان هجرت، هجرت ۴۷، سیرجان، ردیاب خضری</text:p>
          </table:table-cell>
          <table:table-cell office:value-type="string" calcext:value-type="string">
            <text:p>۰۹۱۳۱۴۵۶۳۴۵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میثم غفوری</text:p>
          </table:table-cell>
          <table:table-cell office:value-type="string" calcext:value-type="string">
            <text:p>خدمات برق خودرو غفوری</text:p>
          </table:table-cell>
          <table:table-cell office:value-type="string" calcext:value-type="string">
            <text:p>کرمانشاه</text:p>
          </table:table-cell>
          <table:table-cell office:value-type="string" calcext:value-type="string">
            <text:p>سرپل ذهاب کرمانشاه ۱۵کیلومترنرسیده به سرپل ذهاب محدوده روستای حبیب وند خدمات برق خودرو غفوری</text:p>
          </table:table-cell>
          <table:table-cell office:value-type="string" calcext:value-type="string">
            <text:p>۰۹۱۸۸۳۴۱۵۳۶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حجت وجدانی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سر پل ذهاب</text:p>
          </table:table-cell>
          <table:table-cell office:value-type="string" calcext:value-type="string">
            <text:p>استان کرمانشاه، سر پل ذهاب، خیابان ترویج</text:p>
          </table:table-cell>
          <table:table-cell office:value-type="string" calcext:value-type="string">
            <text:p>۰۹۱۸۰۸۶۱۷۶۲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جواد سعیدی والا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کرمانشاه</text:p>
          </table:table-cell>
          <table:table-cell office:value-type="string" calcext:value-type="string">
            <text:p>کرمانشاه کرمانشاه کرمانشاه خیابان گلریزان بالاتر از آموزشگاه رانندگی سارا نبش کوی عرفان</text:p>
          </table:table-cell>
          <table:table-cell office:value-type="string" calcext:value-type="string">
            <text:p>۰۹۱۸۷۵۴۶۹۳۹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هومان زمانی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یاسوج</text:p>
          </table:table-cell>
          <table:table-cell office:value-type="string" calcext:value-type="string">
            <text:p>یاسوج، بلوار ابوذر، ابوذر ۷</text:p>
          </table:table-cell>
          <table:table-cell office:value-type="string" calcext:value-type="string">
            <text:p>۰۹۱۷۱۴۳۳۴۰۴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حسن مولایی</text:p>
          </table:table-cell>
          <table:table-cell table:style-name="Default" office:value-type="string" calcext:value-type="string">
            <text:p>فروشگاه ویرا</text:p>
          </table:table-cell>
          <table:table-cell table:style-name="Default" office:value-type="string" calcext:value-type="string">
            <text:p>لنگرود</text:p>
          </table:table-cell>
          <table:table-cell office:value-type="string" calcext:value-type="string">
            <text:p>گیلان، شهر لنگرود جاده چمخاله روبروی مسجد حقیقت جو کوچه شهید تواتوری</text:p>
          </table:table-cell>
          <table:table-cell table:style-name="ce8" office:value-type="string" calcext:value-type="string">
            <text:p>۰۹۱۱۱۴۵۱۵۵۷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آقای حمید صابری</text:p>
          </table:table-cell>
          <table:table-cell table:style-name="Default" office:value-type="string" calcext:value-type="string">
            <text:p>---</text:p>
          </table:table-cell>
          <table:table-cell table:style-name="Default" office:value-type="string" calcext:value-type="string">
            <text:p>رشت</text:p>
          </table:table-cell>
          <table:table-cell office:value-type="string" calcext:value-type="string">
            <text:p>گیلان، رشت، انتهای بلوار امام خمینی</text:p>
          </table:table-cell>
          <table:table-cell office:value-type="string" calcext:value-type="string">
            <text:p>۰۹۱۱۱۴۹۳۴۸۵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آقای امیر درویشی</text:p>
          </table:table-cell>
          <table:table-cell table:style-name="ce3" office:value-type="string" calcext:value-type="string">
            <text:p>---</text:p>
          </table:table-cell>
          <table:table-cell office:value-type="string" calcext:value-type="string">
            <text:p>خرم آباد</text:p>
          </table:table-cell>
          <table:table-cell office:value-type="string" calcext:value-type="string">
            <text:p>استان لرستان، شهر خرم آباد، گلدشت غربی، جنب تالار نسل باران</text:p>
          </table:table-cell>
          <table:table-cell office:value-type="string" calcext:value-type="string">
            <text:p>۰۹۳۸۲۵۰۵۲۳۰ - ۰۹۱۶۶۳۷۰۱۳۶ - ۰۹۱۶۹۵۷۵۸۱۰ - ۰۶۶۳۳۴۳۴۶۲۵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آقای جمشید آسترکی</text:p>
          </table:table-cell>
          <table:table-cell table:style-name="ce3" office:value-type="string" calcext:value-type="string">
            <text:p>---</text:p>
          </table:table-cell>
          <table:table-cell office:value-type="string" calcext:value-type="string">
            <text:p>خرم آباد</text:p>
          </table:table-cell>
          <table:table-cell office:value-type="string" calcext:value-type="string">
            <text:p>استان لرستان، خرم آباد، خیابان گلدشت غربی، جنب تالار نسل باران</text:p>
          </table:table-cell>
          <table:table-cell office:value-type="string" calcext:value-type="string">
            <text:p>۰۹۱۳۷۹۰۹۱۷۲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آقای علی محمد درمیانی</text:p>
          </table:table-cell>
          <table:table-cell table:style-name="ce3" office:value-type="string" calcext:value-type="string">
            <text:p>---</text:p>
          </table:table-cell>
          <table:table-cell office:value-type="string" calcext:value-type="string">
            <text:p>دورود</text:p>
          </table:table-cell>
          <table:table-cell office:value-type="string" calcext:value-type="string">
            <text:p>استان لرستان، دورود، خیابان فرمانداری، پاساژ میلاد نور</text:p>
          </table:table-cell>
          <table:table-cell office:value-type="string" calcext:value-type="string">
            <text:p>۰۹۱۳۵۱۰۶۰۶۴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آقای رسول کرجی</text:p>
          </table:table-cell>
          <table:table-cell table:style-name="Default" office:value-type="string" calcext:value-type="string">
            <text:p>خانه هوشمند دنیز</text:p>
          </table:table-cell>
          <table:table-cell table:style-name="Default" office:value-type="string" calcext:value-type="string">
            <text:p>نوشهر</text:p>
          </table:table-cell>
          <table:table-cell table:style-name="Default" office:value-type="string" calcext:value-type="string">
            <text:p>نوشهر خیابان بهار آزادی روبه روی استادیوم شهدای نوشهر خانه هوشمند دنیز</text:p>
          </table:table-cell>
          <table:table-cell table:style-name="ce4" office:value-type="string" calcext:value-type="string">
            <text:p>۰۱۱۵۲۳۵۱۹۴۱ - ۰۹۱۱۳۱۰۵۴۰۹</text:p>
          </table:table-cell>
          <table:table-cell table:number-columns-repeated="16379"/>
        </table:table-row>
        <table:table-row table:style-name="ro1">
          <table:table-cell table:style-name="Default" office:value-type="string" calcext:value-type="string">
            <text:p>آقای سید حسین چنبور</text:p>
          </table:table-cell>
          <table:table-cell table:style-name="Default" office:value-type="string" calcext:value-type="string">
            <text:p>نمایندگی سایپا دیزل</text:p>
          </table:table-cell>
          <table:table-cell table:style-name="Default" office:value-type="string" calcext:value-type="string">
            <text:p>آمل</text:p>
          </table:table-cell>
          <table:table-cell office:value-type="string" calcext:value-type="string">
            <text:p>آمل، انتهای کلاکسر، جنب پل سردار جنگل، نمایندگی سایپا دیزل</text:p>
          </table:table-cell>
          <table:table-cell table:style-name="ce8" office:value-type="string" calcext:value-type="string">
            <text:p>۰۹۱۱۶۲۶۹۰۴۹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خانم زهرا آسترکی</text:p>
          </table:table-cell>
          <table:table-cell office:value-type="string" calcext:value-type="string">
            <text:p>بیمه دانا</text:p>
          </table:table-cell>
          <table:table-cell office:value-type="string" calcext:value-type="string">
            <text:p>ساوه</text:p>
          </table:table-cell>
          <table:table-cell office:value-type="string" calcext:value-type="string">
            <text:p>ساوه، روبه روی طالقانی ۱۰، دفتر بیمه دانا</text:p>
          </table:table-cell>
          <table:table-cell office:value-type="string" calcext:value-type="string">
            <text:p>۰۹۱۶۶۹۹۸۸۱۰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وحید زرهی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میناب</text:p>
          </table:table-cell>
          <table:table-cell office:value-type="string" calcext:value-type="string">
            <text:p>شهرستان میناب، شهر زهوکی، رو به روی لوازم خانگی سالاری</text:p>
          </table:table-cell>
          <table:table-cell office:value-type="string" calcext:value-type="string">
            <text:p>۰۹۱۷۱۶۵۱۹۲۳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احمد صفار</text:p>
          </table:table-cell>
          <table:table-cell office:value-type="string" calcext:value-type="string">
            <text:p>فروشگاه ردیاب صفار</text:p>
          </table:table-cell>
          <table:table-cell office:value-type="string" calcext:value-type="string">
            <text:p>بندرعباس</text:p>
          </table:table-cell>
          <table:table-cell office:value-type="string" calcext:value-type="string">
            <text:p>بندرعباس، شهرک امام رضا، خیابان گوهرشاد، جنب پارک آهو</text:p>
          </table:table-cell>
          <table:table-cell office:value-type="string" calcext:value-type="string">
            <text:p>۰۹۹۴۱۹۰۵۹۱۸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محمد فهادی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جاسک</text:p>
          </table:table-cell>
          <table:table-cell office:value-type="string" calcext:value-type="string">
            <text:p>بندر جاسک، خیابان معلم، جنب رستوران مروارید</text:p>
          </table:table-cell>
          <table:table-cell office:value-type="string" calcext:value-type="string">
            <text:p>۰۹۱۷۲۳۰۱۰۰۲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برهان طاهریان</text:p>
          </table:table-cell>
          <table:table-cell office:value-type="string" calcext:value-type="string">
            <text:p>باطری‌سازی محمد علی</text:p>
          </table:table-cell>
          <table:table-cell office:value-type="string" calcext:value-type="string">
            <text:p>قشم</text:p>
          </table:table-cell>
          <table:table-cell office:value-type="string" calcext:value-type="string">
            <text:p>جزیره قشم، رمکان، رو به روی شهرک وحدت</text:p>
          </table:table-cell>
          <table:table-cell office:value-type="string" calcext:value-type="string">
            <text:p>۰۹۱۷۳۶۳۵۹۴۶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امین نظری</text:p>
          </table:table-cell>
          <table:table-cell office:value-type="string" calcext:value-type="string">
            <text:p>خدمات خودرویی نظری</text:p>
          </table:table-cell>
          <table:table-cell office:value-type="string" calcext:value-type="string">
            <text:p>سیریک</text:p>
          </table:table-cell>
          <table:table-cell office:value-type="string" calcext:value-type="string">
            <text:p>استان هرمزگان، شهرستان سیریک، شهر بندر، گروک جنب مخابرات</text:p>
          </table:table-cell>
          <table:table-cell office:value-type="string" calcext:value-type="string">
            <text:p>۰۹۱۷۹۷۶۵۰۶۶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محمود پیشدار</text:p>
          </table:table-cell>
          <table:table-cell office:value-type="string" calcext:value-type="string">
            <text:p>تزئینات اتومبیل جنوب</text:p>
          </table:table-cell>
          <table:table-cell office:value-type="string" calcext:value-type="string">
            <text:p>بندرعباس</text:p>
          </table:table-cell>
          <table:table-cell office:value-type="string" calcext:value-type="string">
            <text:p>بندرعباس، ابتدا بلوار امام حسین، کوچه تعاون ۲۹</text:p>
          </table:table-cell>
          <table:table-cell office:value-type="string" calcext:value-type="string">
            <text:p>۰۹۳۸۳۴۱۵۲۶۴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کریم بندار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جاسک</text:p>
          </table:table-cell>
          <table:table-cell office:value-type="string" calcext:value-type="string">
            <text:p>شهرستان بندر جاسک، خیابان ۱۵ خرداد، رو به روی داروخانه آبکار</text:p>
          </table:table-cell>
          <table:table-cell office:value-type="string" calcext:value-type="string">
            <text:p>۰۹۳۳۱۶۸۷۹۴۸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حامد بیگلری</text:p>
          </table:table-cell>
          <table:table-cell office:value-type="string" calcext:value-type="string">
            <text:p>گروه فنی مهندسی چشم سوم</text:p>
          </table:table-cell>
          <table:table-cell office:value-type="string" calcext:value-type="string">
            <text:p>همدان</text:p>
          </table:table-cell>
          <table:table-cell office:value-type="string" calcext:value-type="string">
            <text:p>خیابان اکباتان مقابل نمایندگی سایپا.</text:p>
          </table:table-cell>
          <table:table-cell office:value-type="string" calcext:value-type="string">
            <text:p>۰۸۱۳۴۲۴۷۲۹۳ - ۰۹۱۸۹۱۱۰۴۷۰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یاسر اعتمادیان</text:p>
          </table:table-cell>
          <table:table-cell office:value-type="string" calcext:value-type="string">
            <text:p>کلاسیک اسپرت</text:p>
          </table:table-cell>
          <table:table-cell office:value-type="string" calcext:value-type="string">
            <text:p>ملایر</text:p>
          </table:table-cell>
          <table:table-cell office:value-type="string" calcext:value-type="string">
            <text:p>همدان، ملایر، خیابان شهدا، جنب اداره بهزیستی، کلاسیک اسپرت</text:p>
          </table:table-cell>
          <table:table-cell office:value-type="string" calcext:value-type="string">
            <text:p>۰۹۱۸۹۱۶۲۴۶۹ - ۰۸۱۳۳۳۴۹۶۸۷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سینا شکوری</text:p>
          </table:table-cell>
          <table:table-cell office:value-type="string" calcext:value-type="string">
            <text:p>فروشگاه سینا</text:p>
          </table:table-cell>
          <table:table-cell office:value-type="string" calcext:value-type="string">
            <text:p>همدان</text:p>
          </table:table-cell>
          <table:table-cell office:value-type="string" calcext:value-type="string">
            <text:p>همدان، کیلومتر ۵ جاده تهران، شهر جورقان، خیابان امام، روبرو شهرداری، فروشگاه سینا</text:p>
          </table:table-cell>
          <table:table-cell office:value-type="string" calcext:value-type="string">
            <text:p>۰۹۱۸۲۰۶۸۱۱۸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عباس سلطانی</text:p>
          </table:table-cell>
          <table:table-cell office:value-type="string" calcext:value-type="string">
            <text:p>فروشگاه آقای سلطانی</text:p>
          </table:table-cell>
          <table:table-cell office:value-type="string" calcext:value-type="string">
            <text:p>ملایر</text:p>
          </table:table-cell>
          <table:table-cell office:value-type="string" calcext:value-type="string">
            <text:p>همدان، بلوار نجفی، روبه روی پارک فدک، جنب شکوه بار، فروشگاه آقای سلطانی</text:p>
          </table:table-cell>
          <table:table-cell office:value-type="string" calcext:value-type="string">
            <text:p>۰۸۱۳۴۲۹۴۳۴۴ - ۰۹۱۸۶۶۰۱۱۷۰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محمدجواد محمدی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ملایر</text:p>
          </table:table-cell>
          <table:table-cell office:value-type="string" calcext:value-type="string">
            <text:p>همدان، ملایر خیابان خلبان روبروی منبع آب پلاک ۱۰۲۰۵</text:p>
          </table:table-cell>
          <table:table-cell office:value-type="string" calcext:value-type="string">
            <text:p>۰۹۰۳۸۷۵۲۴۳۷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جمال فرخمند</text:p>
          </table:table-cell>
          <table:table-cell office:value-type="string" calcext:value-type="string">
            <text:p>پارسیان تکنیک</text:p>
          </table:table-cell>
          <table:table-cell office:value-type="string" calcext:value-type="string">
            <text:p>یزد</text:p>
          </table:table-cell>
          <table:table-cell office:value-type="string" calcext:value-type="string">
            <text:p>یزد بلوار منتظر قائم بعد از پمپ بنزین نبش کوچه ۱۴</text:p>
          </table:table-cell>
          <table:table-cell office:value-type="string" calcext:value-type="string">
            <text:p>۰۳۵۳۶۲۷۴۷۹۹ - ۰۳۵۳۶۲۷۳۸۲۲ - ۰۹۱۲۰۲۰۸۳۰۰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مهدی صالحی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بافق</text:p>
          </table:table-cell>
          <table:table-cell office:value-type="string" calcext:value-type="string">
            <text:p>بافق، امام رضا (ع)، خیابان امام رضا (ع)، کوچه ۱۲ امام رضا،شهید خالقدادی، عدالت ۹</text:p>
          </table:table-cell>
          <table:table-cell office:value-type="string" calcext:value-type="string">
            <text:p>۰۹۹۳۵۲۲۲۱۱۰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محمود آبادی</text:p>
          </table:table-cell>
          <table:table-cell office:value-type="string" calcext:value-type="string">
            <text:p>گروه تخصصی سورنا</text:p>
          </table:table-cell>
          <table:table-cell office:value-type="string" calcext:value-type="string">
            <text:p>یزد</text:p>
          </table:table-cell>
          <table:table-cell office:value-type="string" calcext:value-type="string">
            <text:p>خ انقلاب اسلامی امیرآباد نبش کوچه ۹۳ پلاک ۱۷۵۴</text:p>
          </table:table-cell>
          <table:table-cell office:value-type="string" calcext:value-type="string">
            <text:p>۰۳۵۲۴۴۲۴۵ - ۰۹۱۳۱۵۳۵۶۶۵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مجید حاصلی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ابرکوه</text:p>
          </table:table-cell>
          <table:table-cell office:value-type="string" calcext:value-type="string">
            <text:p>ابرکوه، شهرک ولایت، خیابان گلشن مهر (غربی)، کوچه غربی چهارم (نسیم مهر)، پلاک ۲۷۳.۰۰۲</text:p>
          </table:table-cell>
          <table:table-cell office:value-type="string" calcext:value-type="string">
            <text:p>۰۹۱۳۴۵۵۶۳۱۵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حمید رفیعی دهنوی</text:p>
          </table:table-cell>
          <table:table-cell office:value-type="string" calcext:value-type="string">
            <text:p>لوازم برق اتومبیل رفیعی</text:p>
          </table:table-cell>
          <table:table-cell office:value-type="string" calcext:value-type="string">
            <text:p>یزد</text:p>
          </table:table-cell>
          <table:table-cell office:value-type="string" calcext:value-type="string">
            <text:p>یزد - بلوار شهید دشتی - نبش کوچه ۳۸</text:p>
          </table:table-cell>
          <table:table-cell office:value-type="string" calcext:value-type="string">
            <text:p>۰۹۱۳۳۵۳۰۷۳۲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عباس صادقی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یزد</text:p>
          </table:table-cell>
          <table:table-cell office:value-type="string" calcext:value-type="string">
            <text:p>بهاباد، کریم آباد، خیابان اصلی، کوچه مسجد</text:p>
          </table:table-cell>
          <table:table-cell office:value-type="string" calcext:value-type="string">
            <text:p>۰۹۱۳۹۵۲۰۲۳۲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آقای امید زارع زاده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مهریز</text:p>
          </table:table-cell>
          <table:table-cell office:value-type="string" calcext:value-type="string">
            <text:p>مهریز، شهرک شهید رجایی، کوچه حیدری، کوچه شهید محمدعلی زارع زردینی (فضیلت)</text:p>
          </table:table-cell>
          <table:table-cell office:value-type="string" calcext:value-type="string">
            <text:p>۰۹۱۳۵۲۱۶۰۳۸</text:p>
          </table:table-cell>
          <table:table-cell table:number-columns-repeated="16379"/>
        </table:table-row>
        <table:table-row table:style-name="ro1" table:number-rows-repeated="4">
          <table:table-cell table:style-name="Default"/>
          <table:table-cell table:number-columns-repeated="16383"/>
        </table:table-row>
        <table:table-row table:style-name="ro1" table:number-rows-repeated="104845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 style:font-pitch="variable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6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6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12P0"/>
    </number:currency-style>
    <number:number-style style:name="N114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1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1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1P0"/>
    </number:currency-style>
    <number:date-style style:name="N122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</number:date-style>
    <number:date-style style:name="N129">
      <number:month number:calendar="jewish" number:style="long" number:textual="true"/>
      <number:text> </number:text>
      <number:day number:calendar="jewish"/>
    </number:date-style>
    <number:date-style style:name="N130">
      <number:month number:calendar="jewish" number:style="long" number:textual="true"/>
      <number:text> </number:text>
      <number:year number:calendar="jewish" number:style="long"/>
    </number:date-style>
    <number:date-style style:name="N131">
      <number:month number:calendar="jewish" number:style="long" number:textual="true"/>
    </number:date-style>
    <number:number-style style:name="N10105" number:language="fa" number:country="IR" loext:transliteration-spellout="capitalize cardinal" number:transliteration-language="fa" number:transliteration-country="IR">
      <number:number number:decimal-places="0" number:min-decimal-places="0" number:min-integer-digits="1"/>
    </number:number-style>
    <number:number-style style:name="N10106" number:language="fa" number:country="IR" loext:transliteration-spellout="title cardinal" number:transliteration-language="fa" number:transliteration-country="IR">
      <number:number number:decimal-places="0" number:min-decimal-places="0" number:min-integer-digits="1"/>
    </number:number-style>
    <number:number-style style:name="N10107" number:language="fa" number:country="IR" loext:transliteration-spellout="upper cardinal" number:transliteration-language="fa" number:transliteration-country="IR">
      <number:number number:decimal-places="0" number:min-decimal-places="0" number:min-integer-digits="1"/>
    </number:number-style>
    <number:number-style style:name="N10108" number:language="fa" number:country="IR" loext:transliteration-spellout="title USD" number:transliteration-language="fa" number:transliteration-country="IR">
      <number:number number:decimal-places="0" number:min-decimal-places="0" number:min-integer-digits="1"/>
    </number:number-style>
    <number:number-style style:name="N10109" number:language="fa" number:country="IR" loext:transliteration-spellout="title USD" number:transliteration-language="fa" number:transliteration-country="IR">
      <number:number number:decimal-places="2" number:min-decimal-places="2" number:min-integer-digits="1"/>
    </number:number-style>
    <number:number-style style:name="N10110" number:language="fa" number:country="IR" loext:transliteration-spellout="upper USD" number:transliteration-language="fa" number:transliteration-country="IR">
      <number:number number:decimal-places="0" number:min-decimal-places="0" number:min-integer-digits="1"/>
    </number:number-style>
    <number:number-style style:name="N10111" number:language="fa" number:country="IR" loext:transliteration-spellout="upper USD" number:transliteration-language="fa" number:transliteration-country="IR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 number:transliteration-format="۱" number:transliteration-language="fa" number:transliteration-country="IR" number:transliteration-style="short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00/00/00</text:date>, <text:time style:data-style-name="N2" text:time-value="11:27:26.6276698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09:23:42.858881170</meta:creation-date>
    <dc:date>2025-10-16T11:27:50.124138396</dc:date>
    <meta:editing-duration>PT1M54S</meta:editing-duration>
    <meta:editing-cycles>2</meta:editing-cycles>
    <meta:generator>LibreOffice/24.2.7.2$Linux_X86_64 LibreOffice_project/420$Build-2</meta:generator>
    <meta:document-statistic meta:table-count="1" meta:cell-count="565" meta:object-count="0"/>
  </office:meta>
</office:document-meta>
</file>